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23">
      <style:graphic-properties draw:fill="none" draw:stroke="dash" draw:stroke-dash="a722" svg:stroke-width="0.00694in" svg:stroke-color="#000000" svg:stroke-opacity="100%" draw:stroke-linejoin="miter" svg:stroke-linecap="butt"/>
    </style:style>
    <style:style style:family="graphic" style:name="a725">
      <style:graphic-properties draw:fill="none" draw:stroke="dash" draw:stroke-dash="a724" svg:stroke-width="0.00694in" svg:stroke-color="#000000" svg:stroke-opacity="100%" draw:stroke-linejoin="miter" svg:stroke-linecap="butt"/>
    </style:style>
    <style:style style:family="graphic" style:name="a727">
      <style:graphic-properties draw:fill="none" draw:stroke="dash" draw:stroke-dash="a726" svg:stroke-width="0.00694in" svg:stroke-color="#000000" svg:stroke-opacity="10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draw:fill="none" draw:stroke="solid" svg:stroke-width="0.00694in" svg:stroke-color="#000000" draw:marker-end="a728" svg:stroke-opacity="100%" draw:stroke-linejoin="miter" svg:stroke-linecap="butt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2">
      <style:graphic-properties draw:fill="none" draw:stroke="dash" draw:stroke-dash="a730" svg:stroke-width="0.00694in" svg:stroke-color="#000000" draw:marker-end="a731" svg:stroke-opacity="100%" draw:stroke-linejoin="miter" svg:stroke-linecap="butt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none" draw:stroke="dash" draw:stroke-dash="a841" svg:stroke-width="0.00694in" svg:stroke-color="#000000" draw:marker-end="a842" svg:stroke-opacity="100%" draw:stroke-linejoin="miter" svg:stroke-linecap="but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8">
      <style:graphic-properties draw:fill="none" draw:stroke="solid" svg:stroke-width="0.00694in" svg:stroke-color="#000000" draw:marker-end="a847" svg:stroke-opacity="100%" draw:stroke-linejoin="miter" svg:stroke-linecap="but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0">
      <style:graphic-properties draw:fill="none" draw:stroke="solid" svg:stroke-width="0.00694in" svg:stroke-color="#000000" draw:marker-end="a739" svg:stroke-opacity="100%" draw:stroke-linejoin="miter" svg:stroke-linecap="butt"/>
    </style:style>
    <style:style style:family="graphic" style:name="a743">
      <style:graphic-properties draw:fill="none" draw:stroke="dash" draw:stroke-dash="a741" svg:stroke-width="0.00694in" svg:stroke-color="#000000" draw:marker-end="a742" svg:stroke-opacity="100%" draw:stroke-linejoin="miter" svg:stroke-linecap="butt"/>
    </style:style>
    <style:style style:family="graphic" style:name="a745">
      <style:graphic-properties draw:fill="none" draw:stroke="solid" svg:stroke-width="0.00694in" svg:stroke-color="#000000" draw:marker-end="a744" svg:stroke-opacity="100%" draw:stroke-linejoin="miter" svg:stroke-linecap="but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8">
      <style:graphic-properties draw:fill="none" draw:stroke="dash" draw:stroke-dash="a746" svg:stroke-width="0.00694in" svg:stroke-color="#000000" draw:marker-end="a747" svg:stroke-opacity="100%" draw:stroke-linejoin="miter" svg:stroke-linecap="butt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3">
      <style:graphic-properties draw:fill="none" draw:stroke="solid" svg:stroke-width="0.00694in" svg:stroke-color="#000000" draw:marker-end="a752" svg:stroke-opacity="100%" draw:stroke-linejoin="miter" svg:stroke-linecap="butt"/>
    </style:style>
    <style:style style:family="graphic" style:name="a756">
      <style:graphic-properties draw:fill="none" draw:stroke="dash" draw:stroke-dash="a754" svg:stroke-width="0.00694in" svg:stroke-color="#000000" draw:marker-end="a755" svg:stroke-opacity="100%" draw:stroke-linejoin="miter" svg:stroke-linecap="butt"/>
    </style:style>
    <style:style style:family="graphic" style:name="a860">
      <style:graphic-properties draw:fill="none" draw:stroke="solid" svg:stroke-width="0.00694in" svg:stroke-color="#000000" draw:marker-end="a859" svg:stroke-opacity="100%" draw:stroke-linejoin="miter" svg:stroke-linecap="but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9">
      <style:graphic-properties draw:fill="none" draw:stroke="dash" draw:stroke-dash="a757" svg:stroke-width="0.00694in" svg:stroke-color="#000000" draw:marker-end="a758" svg:stroke-opacity="100%" draw:stroke-linejoin="miter" svg:stroke-linecap="butt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9">
      <style:graphic-properties draw:fill="none" draw:stroke="solid" svg:stroke-width="0.00694in" svg:stroke-color="#000000" draw:marker-end="a868" svg:stroke-opacity="100%" draw:stroke-linejoin="miter" svg:stroke-linecap="but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1">
      <style:graphic-properties draw:fill="none" draw:stroke="solid" svg:stroke-width="0.00694in" svg:stroke-color="#000000" draw:marker-end="a760" svg:stroke-opacity="100%" draw:stroke-linejoin="miter" svg:stroke-linecap="butt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4">
      <style:graphic-properties draw:fill="none" draw:stroke="dash" draw:stroke-dash="a762" svg:stroke-width="0.00694in" svg:stroke-color="#000000" draw:marker-end="a763" svg:stroke-opacity="100%" draw:stroke-linejoin="miter" svg:stroke-linecap="butt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69">
      <style:graphic-properties draw:fill="none" draw:stroke="solid" svg:stroke-width="0.00694in" svg:stroke-color="#000000" draw:marker-end="a768" svg:stroke-opacity="100%" draw:stroke-linejoin="miter" svg:stroke-linecap="butt"/>
    </style:style>
    <style:style style:family="graphic" style:name="a8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7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77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878">
      <style:graphic-properties draw:fill="none" draw:stroke="solid" svg:stroke-width="0.01389in" svg:stroke-color="#000000" svg:stroke-opacity="100%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none" draw:stroke="solid" svg:stroke-width="0.00694in" svg:stroke-color="#000000" draw:marker-end="a811" svg:stroke-opacity="100%" draw:stroke-linejoin="miter" svg:stroke-linecap="butt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1">
      <style:graphic-properties draw:fill="none" draw:stroke="dash" draw:stroke-dash="a720" svg:stroke-width="0.00694in" svg:stroke-color="#000000" svg:stroke-opacity="100%" draw:stroke-linejoin="miter" svg:stroke-linecap="butt"/>
    </style: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custom-shape svg:x="0.16304in" svg:y="0.13043in" svg:width="1.6087in" svg:height="0.76812in" draw:id="id69" draw:style-name="a698" draw:name="Rectangle 4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0652in" svg:y="0.13043in" svg:width="1.6087in" svg:height="0.76812in" draw:id="id70" draw:style-name="a701" draw:name="Rectangle 5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1304in" svg:y="0.13043in" svg:width="1.6087in" svg:height="0.76812in" draw:id="id71" draw:style-name="a704" draw:name="Rectangle 6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8261in" svg:y="0.13043in" svg:width="1.6087in" svg:height="0.76812in" draw:id="id72" draw:style-name="a707" draw:name="Rectangle 7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710" draw:name="TextBox 5" svg:x="0.16304in" svg:y="0.27692in" svg:width="1.6087in" svg:height="0.43757in">
          <draw:text-box>
            <text:p text:style-name="a709" text:class-names="" text:cond-style-name=""><text:span text:style-name="a708" text:class-names="">Bidder</text:span></text:p>
          </draw:text-box>
          <svg:title/>
          <svg:desc/>
        </draw:frame>
        <draw:frame draw:id="id74" draw:style-name="a713" draw:name="TextBox 6" svg:x="3.70652in" svg:y="0.27308in" svg:width="1.6087in" svg:height="0.43757in">
          <draw:text-box>
            <text:p text:style-name="a712" text:class-names="" text:cond-style-name=""><text:span text:style-name="a711" text:class-names="">Auctioneer</text:span></text:p>
          </draw:text-box>
          <svg:title/>
          <svg:desc/>
        </draw:frame>
        <draw:frame draw:id="id75" draw:style-name="a716" draw:name="TextBox 7" svg:x="7.45251in" svg:y="0.27308in" svg:width="1.6087in" svg:height="0.43757in">
          <draw:text-box>
            <text:p text:style-name="a715" text:class-names="" text:cond-style-name=""><text:span text:style-name="a714" text:class-names="">Admin</text:span></text:p>
          </draw:text-box>
          <svg:title/>
          <svg:desc/>
        </draw:frame>
        <draw:frame draw:id="id76" draw:style-name="a719" draw:name="TextBox 8" svg:x="11.32208in" svg:y="0.27692in" svg:width="1.6087in" svg:height="0.43757in">
          <draw:text-box>
            <text:p text:style-name="a718" text:class-names="" text:cond-style-name=""><text:span text:style-name="a717" text:class-names="">Auction DB</text:span></text:p>
          </draw:text-box>
          <svg:title/>
          <svg:desc/>
        </draw:frame>
        <draw:connector draw:type="line" svg:x1="8.21739in" svg:y1="0.89855in" draw:start-shape="id71" draw:start-glue-point="2" svg:x2="8.25686in" svg:y2="7.22308in" draw:id="id77" draw:style-name="a721" draw:name="Straight Connector 10">
          <svg:title/>
          <svg:desc/>
        </draw:connector>
        <draw:connector draw:type="line" svg:x1="12.31389in" svg:y1="0.89855in" svg:x2="12.33362in" svg:y2="7.22308in" draw:id="id78" draw:style-name="a723" draw:name="Straight Connector 12">
          <svg:title/>
          <svg:desc/>
        </draw:connector>
        <draw:connector draw:type="line" svg:x1="4.31755in" svg:y1="0.89855in" svg:x2="4.29655in" svg:y2="6.90515in" draw:id="id79" draw:style-name="a725" draw:name="Straight Connector 13">
          <svg:title/>
          <svg:desc/>
        </draw:connector>
        <draw:connector draw:type="line" svg:x1="0.79552in" svg:y1="0.89855in" svg:x2="0.74981in" svg:y2="6.90515in" draw:id="id80" draw:style-name="a727" draw:name="Straight Connector 14">
          <svg:title/>
          <svg:desc/>
        </draw:connector>
        <draw:connector draw:type="line" svg:x1="4.46698in" svg:y1="1.18182in" svg:x2="12.14483in" svg:y2="1.18506in" draw:id="id81" draw:style-name="a729" draw:name="Straight Arrow Connector 16">
          <svg:title/>
          <svg:desc/>
        </draw:connector>
        <draw:connector draw:type="line" svg:x1="12.14223in" svg:y1="1.72814in" svg:x2="4.44687in" svg:y2="1.72814in" draw:id="id82" draw:style-name="a732" draw:name="Straight Arrow Connector 18">
          <svg:title/>
          <svg:desc/>
        </draw:connector>
        <draw:custom-shape svg:x="4.20313in" svg:y="1.03125in" svg:width="0.24635in" svg:height="0.94623in" draw:id="id83" draw:style-name="a735" draw:name="Rectangle 19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1029in" svg:y="1.87331in" svg:width="0.2669in" svg:height="4.72813in" draw:id="id84" draw:style-name="a738" draw:name="Rectangle 20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952in" svg:y1="2.06724in" svg:x2="12.14483in" svg:y2="2.06724in" draw:id="id85" draw:style-name="a740" draw:name="Straight Arrow Connector 25">
          <svg:title/>
          <svg:desc/>
        </draw:connector>
        <draw:connector draw:type="line" svg:x1="12.11722in" svg:y1="2.47917in" svg:x2="0.87531in" svg:y2="2.47917in" draw:id="id86" draw:style-name="a743" draw:name="Straight Arrow Connector 27">
          <svg:title/>
          <svg:desc/>
        </draw:connector>
        <draw:connector draw:type="line" svg:x1="0.95763in" svg:y1="2.96706in" svg:x2="12.13507in" svg:y2="2.96706in" draw:id="id87" draw:style-name="a745" draw:name="Straight Arrow Connector 29">
          <svg:title/>
          <svg:desc/>
        </draw:connector>
        <draw:connector draw:type="line" svg:x1="12.08696in" svg:y1="3.46875in" svg:x2="0.87531in" svg:y2="3.46875in" draw:id="id88" draw:style-name="a748" draw:name="Straight Arrow Connector 30">
          <svg:title/>
          <svg:desc/>
        </draw:connector>
        <draw:custom-shape svg:x="4.20313in" svg:y="4.05458in" svg:width="0.23714in" svg:height="1.34125in" draw:id="id89" draw:style-name="a751" draw:name="Rectangle 31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952in" svg:y1="3.89062in" svg:x2="12.12643in" svg:y2="3.87422in" draw:id="id90" draw:style-name="a753" draw:name="Straight Arrow Connector 32">
          <svg:title/>
          <svg:desc/>
        </draw:connector>
        <draw:connector draw:type="line" svg:x1="12.12643in" svg:y1="4.43229in" svg:x2="4.43107in" svg:y2="4.43229in" draw:id="id91" draw:style-name="a756" draw:name="Straight Arrow Connector 34">
          <svg:title/>
          <svg:desc/>
        </draw:connector>
        <draw:connector draw:type="line" svg:x1="12.13507in" svg:y1="4.83366in" svg:x2="4.43971in" svg:y2="4.83366in" draw:id="id92" draw:style-name="a759" draw:name="Straight Arrow Connector 35">
          <svg:title/>
          <svg:desc/>
        </draw:connector>
        <draw:connector draw:type="line" svg:x1="4.43971in" svg:y1="5.19224in" svg:x2="12.14483in" svg:y2="5.18628in" draw:id="id93" draw:style-name="a761" draw:name="Straight Arrow Connector 36">
          <svg:title/>
          <svg:desc/>
        </draw:connector>
        <draw:connector draw:type="line" svg:x1="12.1318in" svg:y1="5.52416in" svg:x2="0.87142in" svg:y2="5.51617in" draw:id="id94" draw:style-name="a764" draw:name="Straight Arrow Connector 37">
          <svg:title/>
          <svg:desc/>
        </draw:connector>
        <draw:custom-shape svg:x="8.0738in" svg:y="5.96823in" svg:width="0.30222in" svg:height="0.99165in" draw:id="id95" draw:style-name="a767" draw:name="Rectangle 39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685in" svg:y1="6.33461in" svg:x2="12.13102in" svg:y2="6.33461in" draw:id="id96" draw:style-name="a769" draw:name="Straight Arrow Connector 40">
          <svg:title/>
          <svg:desc/>
        </draw:connector>
        <draw:frame draw:id="id97" draw:style-name="a772" draw:name="TextBox 44" svg:x="4.58139in" svg:y="0.91579in" svg:width="2.9232in" svg:height="0.26927in">
          <draw:text-box>
            <text:p text:style-name="a771" text:class-names="" text:cond-style-name=""><text:span text:style-name="a770" text:class-names="">1.0 Create Auction &amp; set Duration for expiry</text:span></text:p>
          </draw:text-box>
          <svg:title/>
          <svg:desc/>
        </draw:frame>
        <draw:frame draw:id="id98" draw:style-name="a778" draw:name="TextBox 45" svg:x="9.43386in" svg:y="1.20581in" svg:width="2.6531in" svg:height="0.43757in">
          <draw:text-box>
            <text:p text:style-name="a777" text:class-names="" text:cond-style-name=""><text:span text:style-name="a773" text:class-names="">1.1 <text:s text:c="1"/></text:span><text:span text:style-name="a774" text:class-names="">verification</text:span><text:span text:style-name="a775" text:class-names=""><text:s text:c="1"/>message sent on successful post to the database.</text:span><text:span text:style-name="a776" text:class-names=""/></text:p>
          </draw:text-box>
          <svg:title/>
          <svg:desc/>
        </draw:frame>
        <draw:frame draw:id="id99" draw:style-name="a785" draw:name="TextBox 48" svg:x="0.99799in" svg:y="1.72861in" svg:width="2.31991in" svg:height="0.26927in">
          <draw:text-box>
            <text:p text:style-name="a784" text:class-names="" text:cond-style-name=""><text:span text:style-name="a779" text:class-names="">2.0<text:s text:c="1"/></text:span><text:span text:style-name="a780" text:class-names="">views all Available</text:span><text:span text:style-name="a781" text:class-names=""><text:s text:c="1"/>live auctions</text:span><text:span text:style-name="a782" text:class-names=""><text:s text:c="1"/></text:span><text:span text:style-name="a783" text:class-names=""/></text:p>
          </draw:text-box>
          <svg:title/>
          <svg:desc/>
        </draw:frame>
        <draw:frame draw:id="id100" draw:style-name="a791" draw:name="TextBox 49" svg:x="10.01371in" svg:y="2.05914in" svg:width="2.31991in" svg:height="0.43757in">
          <draw:text-box>
            <text:p text:style-name="a790" text:class-names="" text:cond-style-name=""><text:span text:style-name="a786" text:class-names="">2.1<text:s text:c="1"/></text:span><text:span text:style-name="a787" text:class-names="">Displays all live</text:span><text:span text:style-name="a788" text:class-names=""><text:s text:c="1"/>auctions and their date of expiry.</text:span><text:span text:style-name="a789" text:class-names=""/></text:p>
          </draw:text-box>
          <svg:title/>
          <svg:desc/>
        </draw:frame>
        <draw:frame draw:id="id101" draw:style-name="a796" draw:name="TextBox 50" svg:x="0.92824in" svg:y="2.67774in" svg:width="2.31991in" svg:height="0.26927in">
          <draw:text-box>
            <text:p text:style-name="a795" text:class-names="" text:cond-style-name=""><text:span text:style-name="a792" text:class-names="">2.2 <text:s text:c="1"/>View<text:s text:c="1"/></text:span><text:span text:style-name="a793" text:class-names="">all bids <text:s text:c="1"/></text:span><text:span text:style-name="a794" text:class-names="">&amp; place bid</text:span></text:p>
          </draw:text-box>
          <svg:title/>
          <svg:desc/>
        </draw:frame>
        <draw:frame draw:id="id102" draw:style-name="a804" draw:name="TextBox 51" svg:x="10.04775in" svg:y="3.03261in" svg:width="2.31991in" svg:height="0.43757in">
          <draw:text-box>
            <text:p text:style-name="a803" text:class-names="" text:cond-style-name=""><text:span text:style-name="a797" text:class-names="">2.3 <text:s text:c="1"/></text:span><text:span text:style-name="a798" text:class-names="">Successful confirmation<text:s text:c="1"/></text:span><text:span text:style-name="a799" text:class-names=""><text:s text:c="1"/></text:span><text:span text:style-name="a800" text:class-names="">for bid<text:s text:c="1"/></text:span><text:span text:style-name="a801" text:class-names="">placed</text:span><text:span text:style-name="a802" text:class-names=""/></text:p>
          </draw:text-box>
          <svg:title/>
          <svg:desc/>
        </draw:frame>
        <draw:frame draw:id="id103" draw:style-name="a807" draw:name="TextBox 52" svg:x="0.9157in" svg:y="3.60495in" svg:width="2.31991in" svg:height="0.26927in">
          <draw:text-box>
            <text:p text:style-name="a806" text:class-names="" text:cond-style-name=""><text:span text:style-name="a805" text:class-names="">2.4 <text:s text:c="1"/>Verify bid placed<text:s text:c="1"/></text:span></text:p>
          </draw:text-box>
          <svg:title/>
          <svg:desc/>
        </draw:frame>
        <draw:frame draw:id="id104" draw:style-name="a810" draw:name="TextBox 53" svg:x="4.52262in" svg:y="3.94461in" svg:width="2.31991in" svg:height="0.26927in">
          <draw:text-box>
            <text:p text:style-name="a809" text:class-names="" text:cond-style-name=""><text:span text:style-name="a808" text:class-names="">3.0 <text:s text:c="1"/>View current bid status<text:s text:c="1"/></text:span></text:p>
          </draw:text-box>
          <svg:title/>
          <svg:desc/>
        </draw:frame>
        <draw:connector draw:type="line" svg:x1="4.44687in" svg:y1="4.19659in" svg:x2="12.14483in" svg:y2="4.19659in" draw:id="id105" draw:style-name="a812" draw:name="Straight Arrow Connector 54">
          <svg:title/>
          <svg:desc/>
        </draw:connector>
        <draw:frame draw:id="id106" draw:style-name="a815" draw:name="TextBox 56" svg:x="9.99907in" svg:y="4.18859in" svg:width="2.31991in" svg:height="0.26927in">
          <draw:text-box>
            <text:p text:style-name="a814" text:class-names="" text:cond-style-name=""><text:span text:style-name="a813" text:class-names="">3.1 <text:s text:c="1"/>Bid expiry alert notification<text:s text:c="1"/></text:span></text:p>
          </draw:text-box>
          <svg:title/>
          <svg:desc/>
        </draw:frame>
        <draw:frame draw:id="id107" draw:style-name="a823" draw:name="TextBox 57" svg:x="9.78717in" svg:y="4.40724in" svg:width="2.31991in" svg:height="0.43757in">
          <draw:text-box>
            <text:p text:style-name="a822" text:class-names="" text:cond-style-name=""><text:span text:style-name="a816" text:class-names="">3.2<text:s text:c="1"/></text:span><text:span text:style-name="a817" text:class-names="">return highest bidder<text:s text:c="1"/></text:span><text:span text:style-name="a818" text:class-names="">results &amp; declare</text:span><text:span text:style-name="a819" text:class-names=""><text:s text:c="1"/>him as bid winner</text:span><text:span text:style-name="a820" text:class-names=""><text:s text:c="1"/></text:span><text:span text:style-name="a821" text:class-names=""/></text:p>
          </draw:text-box>
          <svg:title/>
          <svg:desc/>
        </draw:frame>
        <draw:frame draw:id="id108" draw:style-name="a826" draw:name="TextBox 59" svg:x="4.49295in" svg:y="4.94172in" svg:width="2.31991in" svg:height="0.26927in">
          <draw:text-box>
            <text:p text:style-name="a825" text:class-names="" text:cond-style-name=""><text:span text:style-name="a824" text:class-names="">3.3 <text:s text:c="1"/>Verify &amp; end bidding process<text:s text:c="1"/></text:span></text:p>
          </draw:text-box>
          <svg:title/>
          <svg:desc/>
        </draw:frame>
        <draw:frame draw:id="id109" draw:style-name="a833" draw:name="TextBox 60" svg:x="9.31434in" svg:y="5.12502in" svg:width="2.79274in" svg:height="0.43757in">
          <draw:text-box>
            <text:p text:style-name="a832" text:class-names="" text:cond-style-name=""><text:span text:style-name="a827" text:class-names="">3.3<text:s text:c="1"/></text:span><text:span text:style-name="a828" text:class-names=""><text:s text:c="1"/>Bid status updates</text:span><text:span text:style-name="a829" text:class-names=""><text:s text:c="1"/>and winner declared otherwise considered as sold</text:span><text:span text:style-name="a830" text:class-names=""><text:s text:c="1"/></text:span><text:span text:style-name="a831" text:class-names=""/></text:p>
          </draw:text-box>
          <svg:title/>
          <svg:desc/>
        </draw:frame>
        <draw:custom-shape svg:x="4.16476in" svg:y="5.60978in" svg:width="0.30222in" svg:height="0.99166in" draw:id="id110" draw:style-name="a836" draw:name="Rectangle 61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840" draw:name="TextBox 64" svg:x="2.25843in" svg:y="5.52101in" svg:width="2.79274in" svg:height="0.26927in">
          <draw:text-box>
            <text:p text:style-name="a839" text:class-names="" text:cond-style-name=""><text:span text:style-name="a837" text:class-names="">4.0 Auctioneer contact bidder</text:span><text:span text:style-name="a838" text:class-names=""/></text:p>
          </draw:text-box>
          <svg:title/>
          <svg:desc/>
        </draw:frame>
        <draw:connector draw:type="line" svg:x1="4.12563in" svg:y1="6.1517in" svg:x2="0.85684in" svg:y2="6.1517in" draw:id="id112" draw:style-name="a843" draw:name="Straight Arrow Connector 65">
          <svg:title/>
          <svg:desc/>
        </draw:connector>
        <draw:frame draw:id="id113" draw:style-name="a846" draw:name="TextBox 67" svg:x="2.56537in" svg:y="5.89188in" svg:width="2.79274in" svg:height="0.26927in">
          <draw:text-box>
            <text:p text:style-name="a845" text:class-names="" text:cond-style-name=""><text:span text:style-name="a844" text:class-names="">4.1 Bid location acquire</text:span></text:p>
          </draw:text-box>
          <svg:title/>
          <svg:desc/>
        </draw:frame>
        <draw:connector draw:type="line" svg:x1="0.85684in" svg:y1="6.4787in" svg:x2="4.1296in" svg:y2="6.4787in" draw:id="id114" draw:style-name="a848" draw:name="Straight Arrow Connector 68">
          <svg:title/>
          <svg:desc/>
        </draw:connector>
        <draw:frame draw:id="id115" draw:style-name="a853" draw:name="TextBox 69" svg:x="0.87531in" svg:y="6.19998in" svg:width="3.41114in" svg:height="0.26927in">
          <draw:text-box>
            <text:p text:style-name="a852" text:class-names="" text:cond-style-name=""><text:span text:style-name="a849" text:class-names="">4.2 Agreement</text:span><text:span text:style-name="a850" text:class-names=""><text:s text:c="1"/>on terms and conditions for payment<text:s text:c="1"/></text:span><text:span text:style-name="a851" text:class-names=""/></text:p>
          </draw:text-box>
          <svg:title/>
          <svg:desc/>
        </draw:frame>
        <draw:frame draw:id="id116" draw:style-name="a858" draw:name="TextBox 70" svg:x="8.33656in" svg:y="6.02315in" svg:width="3.78066in" svg:height="0.26927in">
          <draw:text-box>
            <text:p text:style-name="a857" text:class-names="" text:cond-style-name=""><text:span text:style-name="a854" text:class-names="">5.0</text:span><text:span text:style-name="a855" text:class-names=""><text:s text:c="1"/>Manages all Auctions and overwrites new changes</text:span><text:span text:style-name="a856" text:class-names=""/></text:p>
          </draw:text-box>
          <svg:title/>
          <svg:desc/>
        </draw:frame>
        <draw:connector draw:type="line" svg:x1="8.3639in" svg:y1="6.81378in" svg:x2="12.12643in" svg:y2="6.81378in" draw:id="id117" draw:style-name="a860" draw:name="Straight Arrow Connector 72">
          <svg:title/>
          <svg:desc/>
        </draw:connector>
        <draw:frame draw:id="id118" draw:style-name="a864" draw:name="TextBox 73" svg:x="8.44256in" svg:y="6.56491in" svg:width="2.79274in" svg:height="0.26927in">
          <draw:text-box>
            <text:p text:style-name="a863" text:class-names="" text:cond-style-name=""><text:span text:style-name="a861" text:class-names="">5.1<text:s text:c="1"/></text:span><text:span text:style-name="a862" text:class-names="">Verify Update ()</text:span></text:p>
          </draw:text-box>
          <svg:title/>
          <svg:desc/>
        </draw:frame>
        <draw:g draw:name="Group 79" draw:id="id119">
          <svg:title/>
          <svg:desc/>
          <draw:connector draw:type="line" svg:x1="0.61029in" svg:y1="6.79556in" svg:x2="0.92824in" svg:y2="7.0493in" draw:id="id131" draw:style-name="a876" draw:name="Straight Connector 75">
            <svg:title/>
            <svg:desc/>
          </draw:connector>
          <draw:connector draw:type="line" svg:x1="0.93364in" svg:y1="6.77573in" svg:x2="0.59278in" svg:y2="7.03457in" draw:id="id132" draw:style-name="a877" draw:name="Straight Connector 76">
            <svg:title/>
            <svg:desc/>
          </draw:connector>
        </draw:g>
        <draw:g draw:name="Group 81" draw:id="id120">
          <svg:title/>
          <svg:desc/>
          <draw:connector draw:type="line" svg:x1="4.15086in" svg:y1="6.83418in" svg:x2="4.46881in" svg:y2="7.08791in" draw:id="id129" draw:style-name="a874" draw:name="Straight Connector 82">
            <svg:title/>
            <svg:desc/>
          </draw:connector>
          <draw:connector draw:type="line" svg:x1="4.47421in" svg:y1="6.81434in" svg:x2="4.13335in" svg:y2="7.07318in" draw:id="id130" draw:style-name="a875" draw:name="Straight Connector 83">
            <svg:title/>
            <svg:desc/>
          </draw:connector>
        </draw:g>
        <draw:g draw:name="Group 84" draw:id="id121">
          <svg:title/>
          <svg:desc/>
          <draw:connector draw:type="line" svg:x1="8.10394in" svg:y1="7.08719in" svg:x2="8.42188in" svg:y2="7.34093in" draw:id="id127" draw:style-name="a872" draw:name="Straight Connector 85">
            <svg:title/>
            <svg:desc/>
          </draw:connector>
          <draw:connector draw:type="line" svg:x1="8.42729in" svg:y1="7.06736in" svg:x2="8.08643in" svg:y2="7.3262in" draw:id="id128" draw:style-name="a873" draw:name="Straight Connector 86">
            <svg:title/>
            <svg:desc/>
          </draw:connector>
        </draw:g>
        <draw:g draw:name="Group 87" draw:id="id122">
          <svg:title/>
          <svg:desc/>
          <draw:connector draw:type="line" svg:x1="12.18568in" svg:y1="7.1049in" svg:x2="12.50362in" svg:y2="7.35864in" draw:id="id125" draw:style-name="a870" draw:name="Straight Connector 88">
            <svg:title/>
            <svg:desc/>
          </draw:connector>
          <draw:connector draw:type="line" svg:x1="12.50903in" svg:y1="7.08507in" svg:x2="12.16817in" svg:y2="7.34391in" draw:id="id126" draw:style-name="a871" draw:name="Straight Connector 89">
            <svg:title/>
            <svg:desc/>
          </draw:connector>
        </draw:g>
        <draw:custom-shape svg:x="12.14112in" svg:y="1.04469in" svg:width="0.33537in" svg:height="5.91519in" draw:id="id123" draw:style-name="a867" draw:name="Rectangle 90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13989in" svg:y1="5.81606in" svg:x2="0.89188in" svg:y2="5.81149in" draw:id="id124" draw:style-name="a869" draw:name="Straight Arrow Connector 62">
          <svg:title/>
          <svg:desc/>
        </draw:connector>
        <presentation:notes draw:style-name="a883">
          <draw:page-thumbnail draw:page-number="1" svg:x="0.75in" svg:y="1.25in" svg:width="6in" svg:height="3.375in" presentation:class="page" draw:id="id133" presentation:style-name="a878" draw:name="Slide Image Placeholder 1">
            <svg:title/>
            <svg:desc/>
          </draw:page-thumbnail>
          <draw:frame draw:id="id134" presentation:style-name="a8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882" draw:name="Slide Number Placeholder 3" svg:x="4.24826in" svg:y="9.49826in" svg:width="3.25in" svg:height="0.50174in">
            <draw:text-box>
              <text:p text:style-name="a881" text:class-names="" text:cond-style-name=""><text:span text:style-name="a88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47" svg:viewBox="0 0 20 30" svg:d="m10 0-10 30h20z"/>
    <draw:marker draw:name="a731" svg:viewBox="0 0 20 30" svg:d="m10 0-10 30h20z"/>
    <draw:marker draw:name="a728" svg:viewBox="0 0 20 30" svg:d="m10 0-10 30h20z"/>
    <draw:marker draw:name="a859" svg:viewBox="0 0 20 30" svg:d="m10 0-10 30h20z"/>
    <draw:marker draw:name="a742" svg:viewBox="0 0 20 30" svg:d="m10 0-10 30h20z"/>
    <draw:marker draw:name="a868" svg:viewBox="0 0 20 30" svg:d="m10 0-10 30h20z"/>
    <draw:marker draw:name="a744" svg:viewBox="0 0 20 30" svg:d="m10 0-10 30h20z"/>
    <draw:marker draw:name="a739" svg:viewBox="0 0 20 30" svg:d="m10 0-10 30h20z"/>
    <draw:marker draw:name="a811" svg:viewBox="0 0 20 30" svg:d="m10 0-10 30h20z"/>
    <draw:marker draw:name="a752" svg:viewBox="0 0 20 30" svg:d="m10 0-10 30h20z"/>
    <draw:marker draw:name="a747" svg:viewBox="0 0 20 30" svg:d="m10 0-10 30h20z"/>
    <draw:marker draw:name="a760" svg:viewBox="0 0 20 30" svg:d="m10 0-10 30h20z"/>
    <draw:marker draw:name="a755" svg:viewBox="0 0 20 30" svg:d="m10 0-10 30h20z"/>
    <draw:marker draw:name="a763" svg:viewBox="0 0 20 30" svg:d="m10 0-10 30h20z"/>
    <draw:marker draw:name="a758" svg:viewBox="0 0 20 30" svg:d="m10 0-10 30h20z"/>
    <draw:marker draw:name="a768" svg:viewBox="0 0 20 30" svg:d="m10 0-10 30h20z"/>
    <draw:marker draw:name="a842" svg:viewBox="0 0 20 30" svg:d="m10 0-10 30h20z"/>
    <draw:stroke-dash draw:name="a726" draw:style="rect" draw:dots1="1" draw:dots1-length="0.02083in" draw:distance="0.02083in"/>
    <draw:stroke-dash draw:name="a720" draw:style="rect" draw:dots1="1" draw:dots1-length="0.02083in" draw:distance="0.02083in"/>
    <draw:stroke-dash draw:name="a757" draw:style="rect" draw:dots1="1" draw:dots1-length="0.02083in" draw:distance="0.02083in"/>
    <draw:stroke-dash draw:name="a841" draw:style="rect" draw:dots1="1" draw:dots1-length="0.02083in" draw:distance="0.02083in"/>
    <draw:stroke-dash draw:name="a762" draw:style="rect" draw:dots1="1" draw:dots1-length="0.02083in" draw:distance="0.02083in"/>
    <draw:stroke-dash draw:name="a722" draw:style="rect" draw:dots1="1" draw:dots1-length="0.02083in" draw:distance="0.02083in"/>
    <draw:stroke-dash draw:name="a746" draw:style="rect" draw:dots1="1" draw:dots1-length="0.02083in" draw:distance="0.02083in"/>
    <draw:stroke-dash draw:name="a724" draw:style="rect" draw:dots1="1" draw:dots1-length="0.02083in" draw:distance="0.02083in"/>
    <draw:stroke-dash draw:name="a741" draw:style="rect" draw:dots1="1" draw:dots1-length="0.02083in" draw:distance="0.02083in"/>
    <draw:stroke-dash draw:name="a730" draw:style="rect" draw:dots1="1" draw:dots1-length="0.02083in" draw:distance="0.02083in"/>
    <draw:stroke-dash draw:name="a754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23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23/2020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23/2020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23/2020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23/2020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23/2020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23/2020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23/2020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23/2020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23/2020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23/2020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23/2020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2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Nick Bwalley</meta:initial-creator>
    <dc:creator>NICK.BWALLEY</dc:creator>
    <meta:creation-date>2020-02-27T09:28:38Z</meta:creation-date>
    <dc:date>2020-04-23T20:53:58Z</dc:date>
    <meta:editing-cycles>3</meta:editing-cycles>
    <meta:editing-duration>PT15709S</meta:editing-duration>
    <meta:document-statistic meta:paragraph-count="22" meta:word-count="125"/>
  </office:meta>
</office:document-meta>
</file>